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practice exam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Financial contributions may be made at <text:a xlink:type="simple" xlink:href="http://pharmaceuticalcalcutions.org/">http://pharmaceuticalcalcutions.org</text:a> or by mailing a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text:span text:style-name="T10">Pharmaceutical Calculations</text:span> is to provide instructors, students, pharmacy technicians, or anyone else even interested in a math book that offers better flexibility and affordability than any other text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this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text:span><text:span text:style-name="T8">Institutional Pharmacy Math</text:span><text:span text:style-name="T9">.</text:span></text:p>
      <text:p text:style-name="P2"/>
      <text:list xml:id="list234286720"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rug desensitization therapy</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I want to thank my editors Sharon Brendza, CPhT and Arshaya Hardy, CPhT whom provided innumerable corrections and suggestions. They are both former students that I now look upon as peers. Their attention to detail made them obvious candidates for the job. </text:p>
      <text:p text:style-name="P2"/>
      <text:p text:style-name="P2">Last, but certainly not least, I want to thank everyone else whom has ever sent me or ever will send me an edit or suggestion to improve this book. I believe that this book created along with the collaborative efforts of others is an example of the direction that the text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551</text:p>
      <text:p text:style-name="P2"><text:tab/>Chapter 26 - Parenteral Nutrition <text:span text:style-name="T12"><text:tab/><text:tab/><text:tab/><text:tab/><text:tab/><text:tab/><text:tab/> <text:s text:c="9"/></text:span>565</text:p>
      <text:p text:style-name="P2"><text:tab/>Chapter 27 - Aliquots <text:span text:style-name="T12"><text:tab/><text:tab/><text:tab/><text:tab/><text:tab/><text:tab/><text:tab/><text:tab/> <text:s text:c="9"/></text:span>589</text:p>
      <text:p text:style-name="P2">Answer Key <text:span text:style-name="T12"><text:tab/><text:tab/><text:tab/><text:tab/><text:tab/><text:tab/><text:tab/><text:tab/><text:tab/><text:tab/><text:tab/> <text:s text:c="9"/></text:span>601</text:p>
      <text:p text:style-name="P2">Index <text:span text:style-name="T12"><text:tab/><text:tab/><text:tab/><text:tab/><text:tab/><text:tab/><text:tab/><text:tab/><text:tab/><text:tab/><text:tab/><text:tab/> <text:s text:c="9"/></text:span>639</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2-05-06T16:10:50</dc:date>
    <dc:creator>Sean Parsons</dc:creator>
    <meta:editing-duration>PT8H3M36S</meta:editing-duration>
    <meta:editing-cycles>46</meta:editing-cycles>
    <meta:generator>LibreOffice/3.4$Linux LibreOffice_project/340m1$Build-502</meta:generator>
    <meta:printed-by>Sean Parsons</meta:printed-by>
    <meta:print-date>2011-11-09T15:32:51</meta:print-date>
    <meta:document-statistic meta:table-count="0" meta:image-count="0" meta:object-count="0" meta:page-count="6" meta:paragraph-count="72" meta:word-count="1226" meta:character-count="8115" meta:non-whitespace-character-count="6364"/>
  </office:meta>
</office:document-meta>
</file>